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exゴシック" svg:font-family="IPAexゴシック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2" style:family="graphic" style:parent-style-name="standard">
      <style:graphic-properties draw:stroke="none" svg:stroke-color="#000000" draw:fill="none" draw:fill-color="#ffffff" draw:auto-grow-width="true" fo:min-height="0.95cm"/>
    </style:style>
    <style:style style:name="gr3" style:family="graphic" style:parent-style-name="standard">
      <style:graphic-properties svg:stroke-color="#0066cc" draw:textarea-vertical-align="middle" draw:auto-grow-height="false" fo:min-height="0.326cm" fo:min-width="0.576cm" fo:wrap-option="wrap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0.45cm" fo:min-width="2.119cm"/>
    </style:style>
    <style:style style:name="gr5" style:family="graphic" style:parent-style-name="standard">
      <style:graphic-properties svg:stroke-color="#579d1c"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svg:stroke-color="#c5000b" draw:textarea-horizontal-align="justify" draw:textarea-vertical-align="middle" draw:auto-grow-height="false" fo:min-height="1.164cm" fo:min-width="0.914cm"/>
    </style:style>
    <style:style style:name="gr7" style:family="graphic" style:parent-style-name="standard">
      <style:graphic-properties svg:stroke-color="#ff6633" draw:fill="solid" draw:fill-color="#ff6633" draw:textarea-horizontal-align="justify" draw:textarea-vertical-align="middle" draw:auto-grow-height="false" fo:min-height="0cm" fo:min-width="2.509cm"/>
    </style:style>
    <style:style style:name="gr8" style:family="graphic" style:parent-style-name="standard">
      <style:graphic-properties svg:stroke-color="#579d1c" draw:fill="solid" draw:fill-color="#579d1c" draw:textarea-horizontal-align="justify" draw:textarea-vertical-align="middle" draw:auto-grow-height="false" fo:min-height="0cm" fo:min-width="2.509cm"/>
    </style:style>
    <style:style style:name="gr9" style:family="graphic" style:parent-style-name="standard">
      <style:graphic-properties draw:fill="solid" draw:fill-color="#ff6633" draw:textarea-vertical-align="middle" draw:auto-grow-height="false" fo:min-height="1.15cm" fo:min-width="5.301cm"/>
    </style:style>
    <style:style style:name="gr10" style:family="graphic" style:parent-style-name="standard">
      <style:graphic-properties draw:fill="solid" draw:fill-color="#ff6633" draw:textarea-vertical-align="middle" draw:auto-grow-height="false" fo:min-height="2.051cm" fo:min-width="10.90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6633"/>
      <style:paragraph-properties fo:text-align="center"/>
    </style:style>
    <style:style style:name="P4" style:family="paragraph">
      <loext:graphic-properties draw:fill="solid" draw:fill-color="#579d1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custom-shape draw:style-name="gr1" draw:text-style-name="P1" draw:layer="layout" svg:width="2cm" svg:height="2cm" svg:x="3.3cm" svg:y="4.3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2" draw:text-style-name="P2" draw:layer="layout" svg:width="1.772cm" svg:height="1.2cm" svg:x="3.428cm" svg:y="3.2cm">
            <draw:text-box>
              <text:p>許諾者</text:p>
              <text:p>Alice</text:p>
            </draw:text-box>
          </draw:frame>
          <draw:custom-shape draw:style-name="gr3" draw:text-style-name="P1" draw:layer="layout" svg:width="1.5cm" svg:height="1cm" svg:x="5cm" svg:y="5.8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frame draw:style-name="gr4" draw:text-style-name="P2" draw:layer="layout" svg:width="2.619cm" svg:height="0.709cm" svg:x="4.477cm" svg:y="6.8cm">
            <draw:text-box>
              <text:p>マテリアル</text:p>
            </draw:text-box>
          </draw:frame>
          <draw:custom-shape draw:style-name="gr5" draw:text-style-name="P1" draw:layer="layout" svg:width="2cm" svg:height="2cm" svg:x="8.801cm" svg:y="4.301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3" draw:text-style-name="P1" draw:layer="layout" svg:width="1.5cm" svg:height="1cm" svg:x="10.601cm" svg:y="5.801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frame draw:style-name="gr4" draw:text-style-name="P2" draw:layer="layout" svg:width="2.619cm" svg:height="1.167cm" svg:x="10.078cm" svg:y="6.801cm">
            <draw:text-box>
              <text:p>マテリアル</text:p>
              <text:p>配布物</text:p>
            </draw:text-box>
          </draw:frame>
          <draw:frame draw:style-name="gr2" draw:text-style-name="P2" draw:layer="layout" svg:width="1.772cm" svg:height="1.2cm" svg:x="8.928cm" svg:y="3.2cm">
            <draw:text-box>
              <text:p>ユーザ</text:p>
              <text:p>Bob</text:p>
            </draw:text-box>
          </draw:frame>
          <draw:custom-shape draw:style-name="gr6" draw:text-style-name="P1" draw:layer="layout" svg:width="2cm" svg:height="2cm" svg:x="14.402cm" svg:y="4.302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3" draw:text-style-name="P1" draw:layer="layout" svg:width="1.5cm" svg:height="1cm" svg:x="16.202cm" svg:y="5.802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frame draw:style-name="gr4" draw:text-style-name="P2" draw:layer="layout" svg:width="2.619cm" svg:height="1.167cm" svg:x="15.679cm" svg:y="6.802cm">
            <draw:text-box>
              <text:p>マテリアル</text:p>
              <text:p>再配布物</text:p>
            </draw:text-box>
          </draw:frame>
          <draw:frame draw:style-name="gr2" draw:text-style-name="P2" draw:layer="layout" svg:width="1.772cm" svg:height="1.2cm" svg:x="14.528cm" svg:y="3.2cm">
            <draw:text-box>
              <text:p>ユーザ</text:p>
              <text:p>Chris</text:p>
            </draw:text-box>
          </draw:frame>
          <draw:custom-shape draw:style-name="gr7" draw:text-style-name="P3" draw:layer="layout" svg:width="3.2cm" svg:height="0.4cm" svg:x="5.5cm" svg:y="5.1cm">
            <text:p/>
            <draw:enhanced-geometry svg:viewBox="0 0 21600 21600" draw:text-areas="0 ?f0 ?f5 ?f2" draw:type="right-arrow" draw:modifiers="18381.2558575445 6463.8403990024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4" draw:layer="layout" svg:width="3.2cm" svg:height="0.4cm" svg:x="11.101cm" svg:y="5.101cm">
            <text:p/>
            <draw:enhanced-geometry svg:viewBox="0 0 21600 21600" draw:text-areas="0 ?f0 ?f5 ?f2" draw:type="right-arrow" draw:modifiers="18381.2558575445 6463.8403990024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2" draw:layer="layout" svg:width="2.619cm" svg:height="0.709cm" svg:x="5.581cm" svg:y="4.5cm">
            <draw:text-box>
              <text:p>公表・配布</text:p>
            </draw:text-box>
          </draw:frame>
          <draw:frame draw:style-name="gr4" draw:text-style-name="P2" draw:layer="layout" svg:width="2.619cm" svg:height="0.709cm" svg:x="11.182cm" svg:y="4.501cm">
            <draw:text-box>
              <text:p>再配布</text:p>
            </draw:text-box>
          </draw:frame>
          <draw:custom-shape draw:style-name="gr9" draw:text-style-name="P3" draw:layer="layout" svg:width="5.8cm" svg:height="1.4cm" svg:x="4.1cm" svg:y="2.4cm">
            <text:p/>
            <draw:enhanced-geometry svg:viewBox="0 0 21600 21600" draw:text-areas="0 0 21600 21600" draw:type="circular-arrow" draw:modifiers="179.80107433775 -2.73468345161524 8240.171896528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4" draw:text-style-name="P2" draw:layer="layout" svg:width="2.619cm" svg:height="0.709cm" svg:x="8.881cm" svg:y="2.2cm">
            <draw:text-box>
              <text:p>許諾</text:p>
            </draw:text-box>
          </draw:frame>
          <draw:custom-shape draw:style-name="gr10" draw:text-style-name="P3" draw:layer="layout" svg:width="11.4cm" svg:height="2.3cm" svg:x="4.2cm" svg:y="1.9cm">
            <text:p/>
            <draw:enhanced-geometry svg:viewBox="0 0 21600 21600" draw:text-areas="0 0 21600 21600" draw:type="circular-arrow" draw:modifiers="179.581705991338 -4.87605796260069 9131.7241580573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4" draw:text-style-name="P2" draw:layer="layout" svg:width="2.619cm" svg:height="0.709cm" svg:x="14.081cm" svg:y="1.8cm">
            <draw:text-box>
              <text:p>許諾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exゴシック" svg:font-family="IPAexゴシック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6633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IPAexゴシック" fo:font-family="IPAexゴシック" style:font-style-name="標準" style:font-family-generic="modern" style:font-pitch="variable" fo:font-size="12pt" fo:font-style="normal" fo:text-shadow="none" style:text-underline-style="none" fo:font-weight="normal" style:letter-kerning="true" style:font-name-asian="IPAexゴシック" style:font-family-asian="IPAexゴシック" style:font-style-name-asian="標準" style:font-family-generic-asian="modern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2T21:40:06.900000000</meta:creation-date>
    <dc:date>2015-11-12T22:13:43.649000000</dc:date>
    <meta:editing-duration>PT1M25S</meta:editing-duration>
    <meta:editing-cycles>1</meta:editing-cycles>
    <meta:document-statistic meta:object-count="21"/>
    <meta:generator>LibreOffice/5.0.3.2$Windows_x86 LibreOffice_project/e5f16313668ac592c1bfb310f4390624e3dbfb75</meta:generator>
  </office:meta>
</office:document-meta>
</file>